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5632" officeooo:paragraph-rsid="000b56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Finantiq is fintech company. So making asdsumption that quality should be very importnant for them - I will say this is T&amp;M. And for sure we need to ask them about quality to be more sure.</text:p>
      <text:p text:style-name="P1">2)Fabio is requiesting protyping so I'd say we will start with T&amp;M on prototiping stage and then will see. </text:p>
      <text:p text:style-name="P1">3)This is about startup. So I'd say this should be fixed price. This will allow us to freezescope and be more sure about budget and risk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5S</meta:editing-duration>
    <meta:editing-cycles>3</meta:editing-cycles>
    <meta:generator>LibreOffice/5.4.3.2$Windows_x86 LibreOffice_project/92a7159f7e4af62137622921e809f8546db437e5</meta:generator>
    <dc:date>2019-11-29T13:24:07.928000000</dc:date>
    <meta:document-statistic meta:table-count="0" meta:image-count="0" meta:object-count="0" meta:page-count="1" meta:paragraph-count="3" meta:word-count="82" meta:character-count="438" meta:non-whitespace-character-count="356"/>
    <meta:user-defined meta:name="Info 1"/>
    <meta:user-defined meta:name="Info 2"/>
    <meta:user-defined meta:name="Info 3"/>
    <meta:user-defined meta:name="Info 4"/>
  </office:meta>
</office:document-meta>
</file>